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92cm" fo:min-width="7.906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15.75cm" fo:min-width="12.5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cm" svg:height="3cm" svg:x="4cm" svg:y="3cm">
          <text:p text:style-name="P1">Develop rule set and clustering 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2cm" svg:height="3cm" svg:x="4cm" svg:y="7cm">
          <text:p text:style-name="P1">Test on static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2cm" svg:height="3cm" svg:x="4cm" svg:y="11cm">
          <text:p text:style-name="P1">Implement live data link for</text:p>
          <text:p text:style-name="P1">near real-time 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2cm" svg:height="3cm" svg:x="4cm" svg:y="15cm">
          <text:p text:style-name="P1">Qualify results and refine methodolo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cm" svg:y1="6cm" svg:x2="10cm" svg:y2="7cm" draw:start-shape="id1" draw:start-glue-point="8" draw:end-shape="id2" draw:end-glue-point="4" svg:d="M10000 6000v1000" svg:viewBox="0 0 1 1001">
          <text:p/>
        </draw:connector>
        <draw:connector draw:style-name="gr2" draw:text-style-name="P2" draw:layer="layout" draw:type="line" svg:x1="10cm" svg:y1="10cm" svg:x2="10cm" svg:y2="11cm" draw:start-shape="id2" draw:start-glue-point="8" draw:end-shape="id3" draw:end-glue-point="4" svg:d="M10000 10000v1000" svg:viewBox="0 0 1 1001">
          <text:p/>
        </draw:connector>
        <draw:connector draw:style-name="gr2" draw:text-style-name="P2" draw:layer="layout" draw:type="line" svg:x1="10cm" svg:y1="14cm" svg:x2="10cm" svg:y2="15cm" draw:start-shape="id3" draw:start-glue-point="8" draw:end-shape="id4" draw:end-glue-point="4" svg:d="M10000 14000v1000" svg:viewBox="0 0 1 1001">
          <text:p/>
        </draw:connector>
        <draw:custom-shape draw:style-name="gr3" draw:text-style-name="P2" draw:layer="layout" svg:width="13cm" svg:height="16cm" svg:x="3.5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6-01-13T14:24:47.082000000</meta:creation-date>
    <dc:date>2016-01-13T14:33:43.411000000</dc:date>
    <dc:creator>Seán Hayes</dc:creator>
    <meta:editing-duration>PT5M27S</meta:editing-duration>
    <meta:editing-cycles>2</meta:editing-cycles>
    <meta:generator>LibreOffice/4.3.0.4$Windows_x86 LibreOffice_project/62ad5818884a2fc2e5780dd45466868d41009ec0</meta:generator>
    <meta:document-statistic meta:object-count="8"/>
  </office:meta>
</office:document-meta>
</file>